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bottom="0.106cm" style:writing-mode="lr-tb"/>
    </style:style>
    <style:style style:name="T1_1" style:family="text">
      <style:text-properties style:font-name="Cambria" fo:font-size="16pt" style:font-name-asian="Cambria" style:font-size-asian="16pt" style:font-name-complex="Cambria" style:font-size-complex="16pt"/>
    </style:style>
    <style:style style:name="T1_2" style:family="text">
      <style:text-properties style:font-name="Cambria" fo:font-size="16pt" style:font-name-asian="Cambria" style:font-size-asian="16pt" style:font-name-complex="Cambria" style:font-size-complex="16pt"/>
    </style:style>
    <style:style style:name="T1_3" style:family="text">
      <style:text-properties style:font-name="Cambria" fo:font-size="16pt" style:font-name-asian="Cambria" style:font-size-asian="16pt" style:font-name-complex="Cambria" style:font-size-complex="16pt"/>
    </style:style>
    <style:style style:name="T1_4" style:family="text">
      <style:text-properties style:font-name="Cambria" fo:font-size="16pt" style:font-name-asian="Cambria" style:font-size-asian="16pt" style:font-name-complex="Cambria" style:font-size-complex="16pt"/>
    </style:style>
    <style:style style:name="T1_5" style:family="text">
      <style:text-properties style:font-name="Cambria" fo:font-size="16pt" style:font-name-asian="Cambria" style:font-size-asian="16pt" style:font-name-complex="Cambria" style:font-size-complex="16pt"/>
    </style:style>
    <style:style style:name="T1_6" style:family="text">
      <style:text-properties style:font-name="Cambria" fo:font-size="16pt" style:font-name-asian="Cambria" style:font-size-asian="16pt" style:font-name-complex="Cambria" style:font-size-complex="16pt"/>
    </style:style>
    <style:style style:name="T1_7" style:family="text">
      <style:text-properties style:font-name="Cambria" fo:font-size="16pt" style:font-name-asian="Cambria" style:font-size-asian="16pt" style:font-name-complex="Cambria" style:font-size-complex="16pt"/>
    </style:style>
    <style:style style:name="T1_8" style:family="text">
      <style:text-properties style:font-name="Cambria" fo:font-size="16pt" style:font-name-asian="Cambria" style:font-size-asian="16pt" style:font-name-complex="Cambria" style:font-size-complex="16pt"/>
    </style:style>
    <style:style style:name="T1_9" style:family="text">
      <style:text-properties style:font-name="Cambria" fo:font-size="16pt" style:font-name-asian="Cambria" style:font-size-asian="16pt" style:font-name-complex="Cambria" style:font-size-complex="16pt"/>
    </style:style>
    <style:style style:name="T1_10" style:family="text">
      <style:text-properties style:font-name="Cambria" fo:font-size="16pt" style:font-name-asian="Cambria" style:font-size-asian="16pt" style:font-name-complex="Cambria" style:font-size-complex="16pt"/>
    </style:style>
    <style:style style:name="T1_11" style:family="text">
      <style:text-properties style:font-name="Cambria" fo:font-size="16pt" style:font-name-asian="Cambria" style:font-size-asian="16pt" style:font-name-complex="Cambria" style:font-size-complex="16pt"/>
    </style:style>
    <style:style style:name="T1_12" style:family="text">
      <style:text-properties style:font-name="Cambria" fo:font-size="16pt" style:font-name-asian="Cambria" style:font-size-asian="16pt" style:font-name-complex="Cambria" style:font-size-complex="16pt"/>
    </style:style>
    <style:style style:name="T1_13" style:family="text">
      <style:text-properties style:font-name="Cambria" fo:font-size="16pt" style:font-name-asian="Cambria" style:font-size-asian="16pt" style:font-name-complex="Cambria" style:font-size-complex="16pt"/>
    </style:style>
    <style:style style:name="T1_14" style:family="text">
      <style:text-properties style:font-name="Cambria" fo:font-size="16pt" style:font-name-asian="Cambria" style:font-size-asian="16pt" style:font-name-complex="Cambria" style:font-size-complex="16pt"/>
    </style:style>
    <style:style style:name="P2" style:family="paragraph" style:parent-style-name="Standard">
      <style:paragraph-properties fo:text-align="center" fo:break-before="auto" fo:line-height="115%" fo:margin-bottom="0.106cm" style:writing-mode="lr-tb"/>
      <style:text-properties style:font-name="Cambria" fo:font-size="16pt" style:font-name-asian="Cambria" style:font-size-asian="16pt" style:font-name-complex="Cambria" style:font-size-complex="16pt"/>
    </style:style>
    <style:style style:name="P3" style:family="paragraph" style:parent-style-name="Standard">
      <style:paragraph-properties fo:text-align="justify" fo:break-before="auto" fo:text-indent="0cm" fo:line-height="100%" fo:margin-bottom="0cm" fo:margin-left="0.63cm" style:writing-mode="lr-tb"/>
    </style:style>
    <style:style style:name="T3_1" style:family="text">
      <style:text-properties fo:font-size="12pt" style:font-size-asian="12pt" style:font-size-complex="12pt" fo:font-weight="bold" style:font-weight-asian="bold" style:font-weight-complex="bold"/>
    </style:style>
    <style:style style:name="T3_2" style:family="text">
      <style:text-properties fo:font-size="12pt" style:font-size-asian="12pt" style:font-size-complex="12pt" fo:font-weight="bold" style:font-weight-asian="bold" style:font-weight-complex="bold"/>
    </style:style>
    <style:style style:name="T3_3" style:family="text">
      <style:text-properties fo:font-size="12pt" style:font-size-asian="12pt" style:font-size-complex="12pt" fo:font-weight="bold" style:font-weight-asian="bold" style:font-weight-complex="bold"/>
    </style:style>
    <style:style style:name="T3_4" style:family="text">
      <style:text-properties fo:font-size="12pt" style:font-size-asian="12pt" style:font-size-complex="12pt" fo:font-weight="bold" style:font-weight-asian="bold" style:font-weight-complex="bold"/>
    </style:style>
    <style:style style:name="T3_5" style:family="text">
      <style:text-properties fo:font-size="12pt" style:font-size-asian="12pt" style:font-size-complex="12pt" fo:font-weight="bold" style:font-weight-asian="bold" style:font-weight-complex="bold"/>
    </style:style>
    <style:style style:name="T3_6" style:family="text">
      <style:text-properties fo:font-size="12pt" style:font-size-asian="12pt" style:font-size-complex="12pt" fo:font-weight="bold" style:font-weight-asian="bold" style:font-weight-complex="bold"/>
    </style:style>
    <style:style style:name="T3_7" style:family="text">
      <style:text-properties fo:font-size="12pt" style:font-size-asian="12pt" style:font-size-complex="12pt" fo:font-weight="bold" style:font-weight-asian="bold" style:font-weight-complex="bold"/>
    </style:style>
    <style:style style:name="T3_8" style:family="text">
      <style:text-properties fo:font-size="12pt" style:font-size-asian="12pt" style:font-size-complex="12pt" fo:font-weight="bold" style:font-weight-asian="bold" style:font-weight-complex="bold"/>
    </style:style>
    <style:style style:name="T3_9" style:family="text">
      <style:text-properties fo:font-size="12pt" style:font-size-asian="12pt" style:font-size-complex="12pt" fo:font-weight="bold" style:font-weight-asian="bold" style:font-weight-complex="bold"/>
    </style:style>
    <style:style style:name="P4" style:family="paragraph" style:parent-style-name="Standard">
      <style:paragraph-properties fo:text-align="justify" fo:break-before="auto" fo:text-indent="0cm" fo:line-height="100%" fo:margin-bottom="0cm" fo:margin-left="0.63cm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font-size="12pt" style:font-size-asian="12pt" style:font-size-complex="12pt" fo:font-weight="bold" style:font-weight-asian="bold" style:font-weight-complex="bold"/>
    </style:style>
    <style:style style:name="T4_4" style:family="text">
      <style:text-properties fo:font-size="12pt" style:font-size-asian="12pt" style:font-size-complex="12pt" fo:font-weight="bold" style:font-weight-asian="bold" style:font-weight-complex="bold"/>
    </style:style>
    <style:style style:name="T4_5" style:family="text">
      <style:text-properties fo:font-size="12pt" style:font-size-asian="12pt" style:font-size-complex="12pt" fo:font-weight="bold" style:font-weight-asian="bold" style:font-weight-complex="bold"/>
    </style:style>
    <style:style style:name="T4_6" style:family="text">
      <style:text-properties fo:font-size="12pt" style:font-size-asian="12pt" style:font-size-complex="12pt" fo:font-weight="bold" style:font-weight-asian="bold" style:font-weight-complex="bold"/>
    </style:style>
    <style:style style:name="T4_7" style:family="text">
      <style:text-properties fo:font-size="12pt" style:font-size-asian="12pt" style:font-size-complex="12pt" fo:font-weight="bold" style:font-weight-asian="bold" style:font-weight-complex="bold"/>
    </style:style>
    <style:style style:name="T4_8" style:family="text"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justify" fo:break-before="auto" fo:text-indent="0cm" fo:line-height="100%" fo:margin-bottom="0cm" fo:margin-left="0.63cm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font-size="12pt" style:font-size-asian="12pt" style:font-size-complex="12pt" fo:font-weight="bold" style:font-weight-asian="bold" style:font-weight-complex="bold"/>
    </style:style>
    <style:style style:name="T5_4" style:family="text">
      <style:text-properties fo:font-size="12pt" style:font-size-asian="12pt" style:font-size-complex="12pt" fo:font-weight="bold" style:font-weight-asian="bold" style:font-weight-complex="bold"/>
    </style:style>
    <style:style style:name="T5_5" style:family="text">
      <style:text-properties fo:font-size="12pt" style:font-size-asian="12pt" style:font-size-complex="12pt" fo:font-weight="bold" style:font-weight-asian="bold" style:font-weight-complex="bold"/>
    </style:style>
    <style:style style:name="T5_6" style:family="text">
      <style:text-properties fo:font-size="12pt" style:font-size-asian="12pt" style:font-size-complex="12pt" fo:font-weight="bold" style:font-weight-asian="bold" style:font-weight-complex="bold"/>
    </style:style>
    <style:style style:name="T5_7" style:family="text">
      <style:text-properties fo:font-size="12pt" style:font-size-asian="12pt" style:font-size-complex="12pt" fo:font-weight="bold" style:font-weight-asian="bold" style:font-weight-complex="bold"/>
    </style:style>
    <style:style style:name="T5_8" style:family="text">
      <style:text-properties fo:font-size="12pt" style:font-size-asian="12pt" style:font-size-complex="12pt" fo:font-weight="bold" style:font-weight-asian="bold" style:font-weight-complex="bold"/>
    </style:style>
    <style:style style:name="T5_9" style:family="text">
      <style:text-properties fo:font-size="12pt" style:font-size-asian="12pt" style:font-size-complex="12pt" fo:font-weight="bold" style:font-weight-asian="bold" style:font-weight-complex="bold"/>
    </style:style>
    <style:style style:name="T5_10" style:family="text">
      <style:text-properties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text-indent="0cm" fo:line-height="100%" fo:margin-bottom="0cm" fo:margin-left="0.63cm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font-size="12pt" style:font-size-asian="12pt" style:font-size-complex="12pt" fo:font-weight="bold" style:font-weight-asian="bold" style:font-weight-complex="bold"/>
    </style:style>
    <style:style style:name="T6_4" style:family="text">
      <style:text-properties fo:font-size="12pt" style:font-size-asian="12pt" style:font-size-complex="12pt" fo:font-weight="bold" style:font-weight-asian="bold" style:font-weight-complex="bold"/>
    </style:style>
    <style:style style:name="T6_5" style:family="text">
      <style:text-properties fo:font-size="12pt" style:font-size-asian="12pt" style:font-size-complex="12pt" fo:font-weight="bold" style:font-weight-asian="bold" style:font-weight-complex="bold"/>
    </style:style>
    <style:style style:name="T6_6" style:family="text">
      <style:text-properties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text-align="justify" fo:break-before="auto" fo:text-indent="0cm" fo:line-height="100%" fo:margin-bottom="0cm" fo:margin-left="0.63cm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text-align="justify" fo:break-before="auto" fo:text-indent="0cm" fo:line-height="100%" fo:margin-bottom="0cm" fo:margin-left="0.63cm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T8_2" style:family="text">
      <style:text-properties fo:font-size="12pt" style:font-size-asian="12pt" style:font-size-complex="12pt" fo:font-weight="bold" style:font-weight-asian="bold" style:font-weight-complex="bold"/>
    </style:style>
    <style:style style:name="T8_3" style:family="text">
      <style:text-properties fo:font-size="12pt" style:font-size-asian="12pt" style:font-size-complex="12pt" fo:font-weight="bold" style:font-weight-asian="bold" style:font-weight-complex="bold"/>
    </style:style>
    <style:style style:name="T8_4" style:family="text">
      <style:text-properties fo:font-size="12pt" style:font-size-asian="12pt" style:font-size-complex="12pt" fo:font-weight="bold" style:font-weight-asian="bold" style:font-weight-complex="bold"/>
    </style:style>
    <style:style style:name="T8_5" style:family="text">
      <style:text-properties fo:font-size="12pt" style:font-size-asian="12pt" style:font-size-complex="12pt" fo:font-weight="bold" style:font-weight-asian="bold" style:font-weight-complex="bold"/>
    </style:style>
    <style:style style:name="T8_6" style:family="text">
      <style:text-properties fo:font-size="12pt" style:font-size-asian="12pt" style:font-size-complex="12pt" fo:font-weight="bold" style:font-weight-asian="bold" style:font-weight-complex="bold"/>
    </style:style>
    <style:style style:name="T8_7" style:family="text">
      <style:text-properties fo:font-size="12pt" style:font-size-asian="12pt" style:font-size-complex="12pt" fo:font-weight="bold" style:font-weight-asian="bold" style:font-weight-complex="bold"/>
    </style:style>
    <style:style style:name="T8_8" style:family="text">
      <style:text-properties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justify" fo:break-before="auto" fo:text-indent="0cm" fo:line-height="115%" fo:margin-bottom="0.106cm" fo:margin-left="0.635cm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line-height="115%" fo:margin-top="0cm" style:writing-mode="lr-tb"/>
    </style:style>
    <style:style style:name="T10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1" style:family="paragraph" style:parent-style-name="Standard">
      <style:paragraph-properties fo:text-align="justify" fo:break-before="auto" fo:line-height="115%" fo:margin-top="0cm" style:writing-mode="lr-tb"/>
    </style:style>
    <style:style style:name="T11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2" style:family="paragraph" style:parent-style-name="Standard">
      <style:paragraph-properties fo:text-align="justify" fo:break-before="auto" fo:line-height="115%" fo:margin-top="0cm" style:writing-mode="lr-tb"/>
    </style:style>
    <style:style style:name="T12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3" style:family="paragraph" style:parent-style-name="Standard">
      <style:paragraph-properties fo:text-align="justify" fo:break-before="auto" fo:line-height="115%" fo:margin-top="0cm" style:writing-mode="lr-tb"/>
    </style:style>
    <style:style style:name="T1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4" style:family="paragraph" style:parent-style-name="Standard">
      <style:paragraph-properties fo:text-align="justify" fo:break-before="auto" fo:line-height="115%" fo:margin-top="0cm" style:writing-mode="lr-tb"/>
    </style:style>
    <style:style style:name="T14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4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5" style:family="paragraph" style:parent-style-name="Standard">
      <style:paragraph-properties fo:text-align="justify" fo:break-before="auto" fo:line-height="115%" fo:margin-top="0cm" style:writing-mode="lr-tb"/>
    </style:style>
    <style:style style:name="T1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6" style:family="paragraph" style:parent-style-name="Standard">
      <style:paragraph-properties fo:text-align="justify" fo:break-before="auto" fo:line-height="115%" fo:margin-top="0cm" style:writing-mode="lr-tb"/>
    </style:style>
    <style:style style:name="T16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7" style:family="paragraph" style:parent-style-name="Standard">
      <style:paragraph-properties fo:text-align="justify" fo:break-before="auto" fo:line-height="115%" fo:margin-top="0cm" style:writing-mode="lr-tb"/>
    </style:style>
    <style:style style:name="T1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7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8" style:family="paragraph" style:parent-style-name="Standard">
      <style:paragraph-properties fo:text-align="justify" fo:break-before="auto" fo:line-height="115%" fo:margin-top="0cm" style:writing-mode="lr-tb"/>
    </style:style>
    <style:style style:name="T18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8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9" style:family="paragraph" style:parent-style-name="Standard">
      <style:paragraph-properties fo:text-align="justify" fo:break-before="auto" fo:line-height="115%" fo:margin-top="0cm" style:writing-mode="lr-tb"/>
    </style:style>
    <style:style style:name="T19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9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20" style:family="paragraph" style:parent-style-name="Standard">
      <style:paragraph-properties fo:text-align="justify" fo:break-before="auto" fo:line-height="115%" fo:margin-top="0cm" style:writing-mode="lr-tb"/>
    </style:style>
    <style:style style:name="T20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0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21" style:family="paragraph" style:parent-style-name="Standard">
      <style:paragraph-properties fo:text-align="justify" fo:break-before="auto" fo:line-height="115%" fo:margin-top="0cm" style:writing-mode="lr-tb"/>
    </style:style>
    <style:style style:name="T21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1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22" style:family="paragraph" style:parent-style-name="Standard">
      <style:paragraph-properties fo:text-align="justify" fo:break-before="auto" fo:line-height="115%" fo:margin-top="0cm" style:writing-mode="lr-tb"/>
    </style:style>
    <style:style style:name="T22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2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23" style:family="paragraph" style:parent-style-name="Standard">
      <style:paragraph-properties fo:text-align="justify" fo:break-before="auto" fo:line-height="115%" fo:margin-top="0cm" style:writing-mode="lr-tb"/>
    </style:style>
    <style:style style:name="T2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3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24" style:family="paragraph" style:parent-style-name="Standard">
      <style:paragraph-properties fo:text-align="justify" fo:break-before="auto" fo:line-height="115%" fo:margin-top="0cm" style:writing-mode="lr-tb"/>
    </style:style>
    <style:style style:name="T24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25" style:family="paragraph" style:parent-style-name="Standard">
      <style:paragraph-properties fo:text-align="justify" fo:break-before="auto" fo:line-height="115%" fo:margin-top="0cm" style:writing-mode="lr-tb"/>
    </style:style>
    <style:style style:name="T2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5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26" style:family="paragraph" style:parent-style-name="Standard">
      <style:paragraph-properties fo:text-align="justify" fo:break-before="auto" fo:line-height="115%" fo:margin-top="0cm" style:writing-mode="lr-tb"/>
    </style:style>
    <style:style style:name="T26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9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9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9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0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6_1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27" style:family="paragraph" style:parent-style-name="Standard">
      <style:paragraph-properties fo:text-align="justify" fo:break-before="auto" fo:line-height="115%" fo:margin-top="0cm" style:writing-mode="lr-tb"/>
    </style:style>
    <style:style style:name="T2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7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8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29" style:family="paragraph" style:parent-style-name="Standard">
      <style:paragraph-properties fo:text-align="justify" fo:break-before="auto" fo:line-height="115%" fo:margin-top="0cm" style:writing-mode="lr-tb"/>
    </style:style>
    <style:style style:name="T29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9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0" style:family="paragraph" style:parent-style-name="Standard">
      <style:paragraph-properties fo:text-align="justify" fo:break-before="auto" fo:line-height="115%" fo:margin-top="0cm" style:writing-mode="lr-tb"/>
    </style:style>
    <style:style style:name="T30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0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1" style:family="paragraph" style:parent-style-name="Standard">
      <style:paragraph-properties fo:text-align="justify" fo:break-before="auto" fo:line-height="115%" fo:margin-top="0cm" style:writing-mode="lr-tb"/>
    </style:style>
    <style:style style:name="T31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1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2" style:family="paragraph" style:parent-style-name="Standard">
      <style:paragraph-properties fo:text-align="justify" fo:break-before="auto" fo:line-height="115%" fo:margin-top="0cm" style:writing-mode="lr-tb"/>
    </style:style>
    <style:style style:name="T32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2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3" style:family="paragraph" style:parent-style-name="Standard">
      <style:paragraph-properties fo:text-align="justify" fo:break-before="auto" fo:line-height="115%" fo:margin-top="0cm" style:writing-mode="lr-tb"/>
    </style:style>
    <style:style style:name="T3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4" style:family="paragraph" style:parent-style-name="Standard">
      <style:paragraph-properties fo:text-align="justify" fo:break-before="auto" fo:line-height="115%" fo:margin-top="0cm" style:writing-mode="lr-tb"/>
    </style:style>
    <style:style style:name="T34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4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5" style:family="paragraph" style:parent-style-name="Standard">
      <style:paragraph-properties fo:text-align="justify" fo:break-before="auto" fo:line-height="115%" fo:margin-top="0cm" style:writing-mode="lr-tb"/>
    </style:style>
    <style:style style:name="T3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6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6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</office:automatic-styles>
  <office:body>
    <office:text>
      <text:p text:style-name="P1"><text:bookmark-start text:name="h.gjdgxs"/><text:bookmark-end text:name="h.gjdgxs"/><text:span text:style-name="T1_1">Relatório</text:span><text:span text:style-name="T1_2"><text:s/></text:span><text:span text:style-name="T1_3">da</text:span><text:span text:style-name="T1_4"><text:s/></text:span><text:span text:style-name="T1_5">Reunião</text:span><text:span text:style-name="T1_6"><text:s/></text:span><text:span text:style-name="T1_7">Geral</text:span><text:span text:style-name="T1_8"><text:s/>(13<text:s/></text:span><text:span text:style-name="T1_9">de</text:span><text:span text:style-name="T1_10"><text:s/></text:span><text:span text:style-name="T1_11">nov</text:span><text:span text:style-name="T1_12">.<text:s/></text:span><text:span text:style-name="T1_13">de</text:span><text:span text:style-name="T1_14"><text:s/>2015)</text:span></text:p>
      <text:p text:style-name="P2"/>
      <text:p text:style-name="P3"><text:span text:style-name="T3_1">Participantes</text:span><text:span text:style-name="T3_2">:<text:tab/></text:span><text:span text:style-name="T3_3">André</text:span><text:span text:style-name="T3_4"><text:s/></text:span><text:span text:style-name="T3_5">Felipe</text:span><text:span text:style-name="T3_6"><text:s/></text:span><text:span text:style-name="T3_7">Figueiredo</text:span><text:span text:style-name="T3_8"><text:s/></text:span><text:span text:style-name="T3_9">Dutra</text:span></text:p>
      <text:p text:style-name="P4"><text:span text:style-name="T4_1"><text:tab/><text:tab/><text:tab/></text:span><text:span text:style-name="T4_2">Camila</text:span><text:span text:style-name="T4_3"><text:s/></text:span><text:span text:style-name="T4_4">Rosa</text:span><text:span text:style-name="T4_5"><text:s/></text:span><text:span text:style-name="T4_6">da</text:span><text:span text:style-name="T4_7"><text:s/></text:span><text:span text:style-name="T4_8">Silva</text:span></text:p>
      <text:p text:style-name="P5"><text:span text:style-name="T5_1"><text:tab/><text:tab/><text:tab/></text:span><text:span text:style-name="T5_2">Cristiano</text:span><text:span text:style-name="T5_3"><text:s/></text:span><text:span text:style-name="T5_4">Alves</text:span><text:span text:style-name="T5_5"><text:s/></text:span><text:span text:style-name="T5_6">da</text:span><text:span text:style-name="T5_7"><text:s/></text:span><text:span text:style-name="T5_8">Silva</text:span><text:span text:style-name="T5_9"><text:s/></text:span><text:span text:style-name="T5_10">Júnior</text:span></text:p>
      <text:p text:style-name="P6"><text:span text:style-name="T6_1"><text:tab/><text:tab/><text:tab/></text:span><text:span text:style-name="T6_2">Daniel</text:span><text:span text:style-name="T6_3"><text:s/></text:span><text:span text:style-name="T6_4">Barbosa</text:span><text:span text:style-name="T6_5"><text:s/></text:span><text:span text:style-name="T6_6">Beigelman</text:span></text:p>
      <text:p text:style-name="P7"><text:span text:style-name="T7_1"><text:tab/><text:tab/><text:tab/></text:span><text:span text:style-name="T7_2">Natália</text:span><text:span text:style-name="T7_3"><text:s/></text:span><text:span text:style-name="T7_4">Álvares</text:span><text:span text:style-name="T7_5"><text:s/></text:span><text:span text:style-name="T7_6">Teixeira</text:span></text:p>
      <text:p text:style-name="P8"><text:span text:style-name="T8_1"><text:tab/><text:tab/><text:tab/></text:span><text:span text:style-name="T8_2">Pedro</text:span><text:span text:style-name="T8_3"><text:s/></text:span><text:span text:style-name="T8_4">Henrique</text:span><text:span text:style-name="T8_5"><text:s/></text:span><text:span text:style-name="T8_6">Suruagy</text:span><text:span text:style-name="T8_7"><text:s/></text:span><text:span text:style-name="T8_8">Perruci</text:span></text:p>
      <text:p text:style-name="P9"/>
      <text:list text:style-name="LS1" xml:id="list0">
        <text:list-item>
          <text:p text:style-name="P10"><text:span text:style-name="T10_1">Discussão</text:span><text:span text:style-name="T10_2"><text:s/></text:span><text:span text:style-name="T10_3">daquilo</text:span><text:span text:style-name="T10_4"><text:s/></text:span><text:span text:style-name="T10_5">que</text:span><text:span text:style-name="T10_6"><text:s/></text:span><text:span text:style-name="T10_7">foi</text:span><text:span text:style-name="T10_8"><text:s/></text:span><text:span text:style-name="T10_9">atingido</text:span><text:span text:style-name="T10_10"><text:s/></text:span><text:span text:style-name="T10_11">por</text:span><text:span text:style-name="T10_12"><text:s/></text:span><text:span text:style-name="T10_13">cada</text:span><text:span text:style-name="T10_14"><text:s/></text:span><text:span text:style-name="T10_15">grupo</text:span><text:span text:style-name="T10_16"><text:s/></text:span><text:span text:style-name="T10_17">separadamente</text:span></text:p>
          <text:list>
            <text:list-item>
              <text:p text:style-name="P11"><text:span text:style-name="T11_1">Por</text:span><text:span text:style-name="T11_2"><text:s/></text:span><text:span text:style-name="T11_3">causa</text:span><text:span text:style-name="T11_4"><text:s/></text:span><text:span text:style-name="T11_5">de</text:span><text:span text:style-name="T11_6"><text:s/></text:span><text:span text:style-name="T11_7">problemas</text:span><text:span text:style-name="T11_8"><text:s/></text:span><text:span text:style-name="T11_9">de</text:span><text:span text:style-name="T11_10"><text:s/></text:span><text:span text:style-name="T11_11">horário</text:span><text:span text:style-name="T11_12"><text:s/></text:span><text:span text:style-name="T11_13">apenas</text:span><text:span text:style-name="T11_14"><text:s/></text:span><text:span text:style-name="T11_15">os</text:span><text:span text:style-name="T11_16"><text:s/></text:span><text:span text:style-name="T11_17">grupos</text:span><text:span text:style-name="T11_18"><text:s/></text:span><text:span text:style-name="T11_19">de</text:span><text:span text:style-name="T11_20"><text:s/></text:span><text:span text:style-name="T11_21">Software</text:span><text:span text:style-name="T11_22"><text:s/></text:span><text:span text:style-name="T11_23">e</text:span><text:span text:style-name="T11_24"><text:s/></text:span><text:span text:style-name="T11_25">Hardware</text:span><text:span text:style-name="T11_26"><text:s/></text:span><text:span text:style-name="T11_27">conseguiram</text:span><text:span text:style-name="T11_28"><text:s/></text:span><text:span text:style-name="T11_29">se</text:span><text:span text:style-name="T11_30"><text:s/></text:span><text:span text:style-name="T11_31">reunir</text:span><text:span text:style-name="T11_32">.</text:span></text:p>
            </text:list-item>
            <text:list-item>
              <text:p text:style-name="P12"><text:span text:style-name="T12_1">O</text:span><text:span text:style-name="T12_2"><text:s/></text:span><text:span text:style-name="T12_3">grupo</text:span><text:span text:style-name="T12_4"><text:s/></text:span><text:span text:style-name="T12_5">do</text:span><text:span text:style-name="T12_6"><text:s/></text:span><text:span text:style-name="T12_7">Software</text:span><text:span text:style-name="T12_8"><text:s/></text:span><text:span text:style-name="T12_9">discutiu</text:span><text:span text:style-name="T12_10"><text:s/></text:span><text:span text:style-name="T12_11">sobre</text:span><text:span text:style-name="T12_12"><text:s/></text:span><text:span text:style-name="T12_13">os</text:span><text:span text:style-name="T12_14"><text:s/></text:span><text:span text:style-name="T12_15">avanços</text:span><text:span text:style-name="T12_16"><text:s/></text:span><text:span text:style-name="T12_17">feitos</text:span><text:span text:style-name="T12_18"><text:s/></text:span><text:span text:style-name="T12_19">com</text:span><text:span text:style-name="T12_20"><text:s/></text:span><text:span text:style-name="T12_21">o</text:span><text:span text:style-name="T12_22"><text:s/></text:span><text:span text:style-name="T12_23">auxílio</text:span><text:span text:style-name="T12_24"><text:s/></text:span><text:span text:style-name="T12_25">da</text:span><text:span text:style-name="T12_26"><text:s/></text:span><text:span text:style-name="T12_27">ferramenta</text:span><text:span text:style-name="T12_28"><text:s/></text:span><text:span text:style-name="T12_29">Tesseract</text:span><text:span text:style-name="T12_30"><text:s/></text:span><text:span text:style-name="T12_31">e</text:span><text:span text:style-name="T12_32"><text:s/></text:span><text:span text:style-name="T12_33">sua</text:span><text:span text:style-name="T12_34"><text:s/></text:span><text:span text:style-name="T12_35">robustez</text:span><text:span text:style-name="T12_36"><text:s/></text:span><text:span text:style-name="T12_37">para</text:span><text:span text:style-name="T12_38"><text:s/></text:span><text:span text:style-name="T12_39">a</text:span><text:span text:style-name="T12_40"><text:s/></text:span><text:span text:style-name="T12_41">eliminação</text:span><text:span text:style-name="T12_42"><text:s/></text:span><text:span text:style-name="T12_43">de</text:span><text:span text:style-name="T12_44"><text:s/></text:span><text:span text:style-name="T12_45">imagens</text:span><text:span text:style-name="T12_46">.</text:span></text:p>
            </text:list-item>
            <text:list-item>
              <text:p text:style-name="P13"><text:span text:style-name="T13_1">O</text:span><text:span text:style-name="T13_2"><text:s/></text:span><text:span text:style-name="T13_3">grupo</text:span><text:span text:style-name="T13_4"><text:s/></text:span><text:span text:style-name="T13_5">de</text:span><text:span text:style-name="T13_6"><text:s/></text:span><text:span text:style-name="T13_7">Hardware</text:span><text:span text:style-name="T13_8"><text:s/></text:span><text:span text:style-name="T13_9">comentou</text:span><text:span text:style-name="T13_10"><text:s/></text:span><text:span text:style-name="T13_11">sobre</text:span><text:span text:style-name="T13_12"><text:s/></text:span><text:span text:style-name="T13_13">as</text:span><text:span text:style-name="T13_14"><text:s/></text:span><text:span text:style-name="T13_15">dificuldades</text:span><text:span text:style-name="T13_16"><text:s/></text:span><text:span text:style-name="T13_17">que</text:span><text:span text:style-name="T13_18"><text:s/></text:span><text:span text:style-name="T13_19">o</text:span><text:span text:style-name="T13_20"><text:s/></text:span><text:span text:style-name="T13_21">grupo</text:span><text:span text:style-name="T13_22"><text:s/></text:span><text:span text:style-name="T13_23">tem</text:span><text:span text:style-name="T13_24"><text:s/></text:span><text:span text:style-name="T13_25">encontrado</text:span><text:span text:style-name="T13_26"><text:s/></text:span><text:span text:style-name="T13_27">para</text:span><text:span text:style-name="T13_28"><text:s/></text:span><text:span text:style-name="T13_29">se</text:span><text:span text:style-name="T13_30"><text:s/></text:span><text:span text:style-name="T13_31">reunir</text:span><text:span text:style-name="T13_32">,<text:s/></text:span><text:span text:style-name="T13_33">mas</text:span><text:span text:style-name="T13_34"><text:s/></text:span><text:span text:style-name="T13_35">também</text:span><text:span text:style-name="T13_36"><text:s/></text:span><text:span text:style-name="T13_37">acrescentaram</text:span><text:span text:style-name="T13_38"><text:s/></text:span><text:span text:style-name="T13_39">que</text:span><text:span text:style-name="T13_40"><text:s/></text:span><text:span text:style-name="T13_41">juntos</text:span><text:span text:style-name="T13_42"><text:s/></text:span><text:span text:style-name="T13_43">conseguiram</text:span><text:span text:style-name="T13_44"><text:s/></text:span><text:span text:style-name="T13_45">concordar</text:span><text:span text:style-name="T13_46"><text:s/></text:span><text:span text:style-name="T13_47">em</text:span><text:span text:style-name="T13_48"><text:s/></text:span><text:span text:style-name="T13_49">um</text:span><text:span text:style-name="T13_50"><text:s/></text:span><text:span text:style-name="T13_51">dia</text:span><text:span text:style-name="T13_52"><text:s/></text:span><text:span text:style-name="T13_53">que</text:span><text:span text:style-name="T13_54"><text:s/></text:span><text:span text:style-name="T13_55">podem</text:span><text:span text:style-name="T13_56"><text:s/></text:span><text:span text:style-name="T13_57">se</text:span><text:span text:style-name="T13_58"><text:s/></text:span><text:span text:style-name="T13_59">reunir</text:span><text:span text:style-name="T13_60"><text:s/></text:span><text:span text:style-name="T13_61">para</text:span><text:span text:style-name="T13_62"><text:s/></text:span><text:span text:style-name="T13_63">discussões</text:span><text:span text:style-name="T13_64"><text:s/></text:span><text:span text:style-name="T13_65">semanais</text:span><text:span text:style-name="T13_66">.</text:span></text:p>
            </text:list-item>
          </text:list>
        </text:list-item>
        <text:list-item>
          <text:p text:style-name="P14"><text:span text:style-name="T14_1">Brainstorm</text:span><text:span text:style-name="T14_2"><text:s/></text:span><text:span text:style-name="T14_3">de</text:span><text:span text:style-name="T14_4"><text:s/></text:span><text:span text:style-name="T14_5">algumas</text:span><text:span text:style-name="T14_6"><text:s/></text:span><text:span text:style-name="T14_7">ideias</text:span><text:span text:style-name="T14_8"><text:s/></text:span><text:span text:style-name="T14_9">para</text:span><text:span text:style-name="T14_10"><text:s/></text:span><text:span text:style-name="T14_11">a</text:span><text:span text:style-name="T14_12"><text:s/></text:span><text:span text:style-name="T14_13">resolução</text:span><text:span text:style-name="T14_14"><text:s/></text:span><text:span text:style-name="T14_15">de</text:span><text:span text:style-name="T14_16"><text:s/></text:span><text:span text:style-name="T14_17">problemas</text:span><text:span text:style-name="T14_18"><text:s/></text:span><text:span text:style-name="T14_19">do</text:span><text:span text:style-name="T14_20"><text:s/></text:span><text:span text:style-name="T14_21">Hardware</text:span></text:p>
          <text:list>
            <text:list-item>
              <text:p text:style-name="P15"><text:span text:style-name="T15_1">Piezoelétrico</text:span><text:span text:style-name="T15_2">,<text:s/></text:span><text:span text:style-name="T15_3">solenoide</text:span><text:span text:style-name="T15_4">,<text:s/></text:span><text:span text:style-name="T15_5">Braigo</text:span><text:span text:style-name="T15_6">...</text:span></text:p>
            </text:list-item>
          </text:list>
        </text:list-item>
        <text:list-item>
          <text:p text:style-name="P16"><text:span text:style-name="T16_1">Rápida</text:span><text:span text:style-name="T16_2"><text:s/></text:span><text:span text:style-name="T16_3">revisão</text:span><text:span text:style-name="T16_4"><text:s/></text:span><text:span text:style-name="T16_5">das</text:span><text:span text:style-name="T16_6"><text:s/></text:span><text:span text:style-name="T16_7">ideias</text:span><text:span text:style-name="T16_8"><text:s/></text:span><text:span text:style-name="T16_9">inicialmente</text:span><text:span text:style-name="T16_10"><text:s/></text:span><text:span text:style-name="T16_11">discutidas</text:span><text:span text:style-name="T16_12"><text:s/></text:span><text:span text:style-name="T16_13">para</text:span><text:span text:style-name="T16_14"><text:s/></text:span><text:span text:style-name="T16_15">o</text:span><text:span text:style-name="T16_16"><text:s/></text:span><text:span text:style-name="T16_17">Hardware</text:span></text:p>
          <text:list>
            <text:list-item>
              <text:p text:style-name="P17"><text:span text:style-name="T17_1">Abordagem</text:span><text:span text:style-name="T17_2"><text:s/></text:span><text:span text:style-name="T17_3">mecânica</text:span><text:span text:style-name="T17_4"><text:s/></text:span><text:span text:style-name="T17_5">como</text:span><text:span text:style-name="T17_6"><text:s/></text:span><text:span text:style-name="T17_7">a</text:span><text:span text:style-name="T17_8"><text:s/></text:span><text:span text:style-name="T17_9">utilização</text:span><text:span text:style-name="T17_10"><text:s/></text:span><text:span text:style-name="T17_11">de</text:span><text:span text:style-name="T17_12"><text:s/></text:span><text:span text:style-name="T17_13">engrenagens</text:span></text:p>
              <text:list>
                <text:list-item>
                  <text:p text:style-name="P18"><text:span text:style-name="T18_1">Foi</text:span><text:span text:style-name="T18_2"><text:s/></text:span><text:span text:style-name="T18_3">explicado</text:span><text:span text:style-name="T18_4"><text:s/></text:span><text:span text:style-name="T18_5">que</text:span><text:span text:style-name="T18_6"><text:s/></text:span><text:span text:style-name="T18_7">a</text:span><text:span text:style-name="T18_8"><text:s/></text:span><text:span text:style-name="T18_9">ideia</text:span><text:span text:style-name="T18_10"><text:s/></text:span><text:span text:style-name="T18_11">inicial</text:span><text:span text:style-name="T18_12"><text:s/></text:span><text:span text:style-name="T18_13">de</text:span><text:span text:style-name="T18_14"><text:s/></text:span><text:span text:style-name="T18_15">utilização</text:span><text:span text:style-name="T18_16"><text:s/></text:span><text:span text:style-name="T18_17">mecânica</text:span><text:span text:style-name="T18_18"><text:s/></text:span><text:span text:style-name="T18_19">apresentava</text:span><text:span text:style-name="T18_20"><text:s/></text:span><text:span text:style-name="T18_21">problemas</text:span><text:span text:style-name="T18_22"><text:s/></text:span><text:span text:style-name="T18_23">como</text:span><text:span text:style-name="T18_24"><text:s/></text:span><text:span text:style-name="T18_25">a</text:span><text:span text:style-name="T18_26"><text:s/></text:span><text:span text:style-name="T18_27">sensibilidade</text:span><text:span text:style-name="T18_28"><text:s/></text:span><text:span text:style-name="T18_29">do</text:span><text:span text:style-name="T18_30"><text:s/></text:span><text:span text:style-name="T18_31">equipamento</text:span><text:span text:style-name="T18_32"><text:s/></text:span><text:span text:style-name="T18_33">a</text:span><text:span text:style-name="T18_34"><text:s/></text:span><text:span text:style-name="T18_35">choques</text:span><text:span text:style-name="T18_36"><text:s/></text:span><text:span text:style-name="T18_37">mecânicos</text:span><text:span text:style-name="T18_38">.</text:span></text:p>
                </text:list-item>
              </text:list>
            </text:list-item>
            <text:list-item>
              <text:p text:style-name="P19"><text:span text:style-name="T19_1">Abordagem</text:span><text:span text:style-name="T19_2"><text:s/></text:span><text:span text:style-name="T19_3">eletrônica</text:span><text:span text:style-name="T19_4"><text:s/></text:span><text:span text:style-name="T19_5">como</text:span><text:span text:style-name="T19_6"><text:s/></text:span><text:span text:style-name="T19_7">a</text:span><text:span text:style-name="T19_8"><text:s/></text:span><text:span text:style-name="T19_9">utilização</text:span><text:span text:style-name="T19_10"><text:s/></text:span><text:span text:style-name="T19_11">do</text:span><text:span text:style-name="T19_12"><text:s/></text:span><text:span text:style-name="T19_13">solenoide</text:span></text:p>
              <text:list>
                <text:list-item>
                  <text:p text:style-name="P20"><text:span text:style-name="T20_1">Explicou</text:span><text:span text:style-name="T20_2">-</text:span><text:span text:style-name="T20_3">se</text:span><text:span text:style-name="T20_4"><text:s/></text:span><text:span text:style-name="T20_5">o</text:span><text:span text:style-name="T20_6"><text:s/></text:span><text:span text:style-name="T20_7">problema</text:span><text:span text:style-name="T20_8"><text:s/></text:span><text:span text:style-name="T20_9">de</text:span><text:span text:style-name="T20_10"><text:s/></text:span><text:span text:style-name="T20_11">superaquecimento</text:span><text:span text:style-name="T20_12"><text:s/></text:span><text:span text:style-name="T20_13">e</text:span><text:span text:style-name="T20_14"><text:s/></text:span><text:span text:style-name="T20_15">interferência</text:span><text:span text:style-name="T20_16"><text:s/></text:span><text:span text:style-name="T20_17">magnética</text:span><text:span text:style-name="T20_18"><text:s/></text:span><text:span text:style-name="T20_19">que</text:span><text:span text:style-name="T20_20"><text:s/></text:span><text:span text:style-name="T20_21">uma</text:span><text:span text:style-name="T20_22"><text:s/></text:span><text:span text:style-name="T20_23">matriz</text:span><text:span text:style-name="T20_24"><text:s/></text:span><text:span text:style-name="T20_25">muito</text:span><text:span text:style-name="T20_26"><text:s/></text:span><text:span text:style-name="T20_27">grande</text:span><text:span text:style-name="T20_28"><text:s/></text:span><text:span text:style-name="T20_29">poderia</text:span><text:span text:style-name="T20_30"><text:s/></text:span><text:span text:style-name="T20_31">apresentar</text:span><text:span text:style-name="T20_32"><text:s/></text:span><text:span text:style-name="T20_33">com</text:span><text:span text:style-name="T20_34"><text:s/></text:span><text:span text:style-name="T20_35">este</text:span><text:span text:style-name="T20_36"><text:s/></text:span><text:span text:style-name="T20_37">tipo</text:span><text:span text:style-name="T20_38"><text:s/></text:span><text:span text:style-name="T20_39">de</text:span><text:span text:style-name="T20_40"><text:s/></text:span><text:span text:style-name="T20_41">abordagem</text:span><text:span text:style-name="T20_42">.</text:span></text:p>
                </text:list-item>
              </text:list>
            </text:list-item>
            <text:list-item>
              <text:p text:style-name="P21"><text:span text:style-name="T21_1">Comparação</text:span><text:span text:style-name="T21_2"><text:s/></text:span><text:span text:style-name="T21_3">das</text:span><text:span text:style-name="T21_4"><text:s/></text:span><text:span text:style-name="T21_5">duas</text:span><text:span text:style-name="T21_6"><text:s/></text:span><text:span text:style-name="T21_7">abordagens</text:span><text:span text:style-name="T21_8"><text:s/></text:span><text:span text:style-name="T21_9">e</text:span><text:span text:style-name="T21_10"><text:s/></text:span><text:span text:style-name="T21_11">discussão</text:span><text:span text:style-name="T21_12"><text:s/></text:span><text:span text:style-name="T21_13">de</text:span><text:span text:style-name="T21_14"><text:s/></text:span><text:span text:style-name="T21_15">seus</text:span><text:span text:style-name="T21_16"><text:s/></text:span><text:span text:style-name="T21_17">prós</text:span><text:span text:style-name="T21_18"><text:s/></text:span><text:span text:style-name="T21_19">e</text:span><text:span text:style-name="T21_20"><text:s/></text:span><text:span text:style-name="T21_21">contras</text:span></text:p>
            </text:list-item>
          </text:list>
        </text:list-item>
        <text:list-item>
          <text:p text:style-name="P22"><text:span text:style-name="T22_1">Durante</text:span><text:span text:style-name="T22_2"><text:s/></text:span><text:span text:style-name="T22_3">a</text:span><text:span text:style-name="T22_4"><text:s/></text:span><text:span text:style-name="T22_5">discussão</text:span><text:span text:style-name="T22_6"><text:s/></text:span><text:span text:style-name="T22_7">sobre</text:span><text:span text:style-name="T22_8"><text:s/></text:span><text:span text:style-name="T22_9">abordagens</text:span><text:span text:style-name="T22_10"><text:s/></text:span><text:span text:style-name="T22_11">que</text:span><text:span text:style-name="T22_12"><text:s/></text:span><text:span text:style-name="T22_13">poderiam</text:span><text:span text:style-name="T22_14"><text:s/></text:span><text:span text:style-name="T22_15">ser</text:span><text:span text:style-name="T22_16"><text:s/></text:span><text:span text:style-name="T22_17">utilizadas</text:span><text:span text:style-name="T22_18"><text:s/></text:span><text:span text:style-name="T22_19">foi</text:span><text:span text:style-name="T22_20"><text:s/></text:span><text:span text:style-name="T22_21">levantada</text:span><text:span text:style-name="T22_22"><text:s/></text:span><text:span text:style-name="T22_23">a</text:span><text:span text:style-name="T22_24"><text:s/></text:span><text:span text:style-name="T22_25">ideia</text:span><text:span text:style-name="T22_26"><text:s/></text:span><text:span text:style-name="T22_27">de</text:span><text:span text:style-name="T22_28"><text:s/></text:span><text:span text:style-name="T22_29">que</text:span><text:span text:style-name="T22_30"><text:s/></text:span><text:span text:style-name="T22_31">cada</text:span><text:span text:style-name="T22_32"><text:s/></text:span><text:span text:style-name="T22_33">letra</text:span><text:span text:style-name="T22_34"><text:s/></text:span><text:span text:style-name="T22_35">da</text:span><text:span text:style-name="T22_36"><text:s/></text:span><text:span text:style-name="T22_37">matriz</text:span><text:span text:style-name="T22_38"><text:s/></text:span><text:span text:style-name="T22_39">poderia</text:span><text:span text:style-name="T22_40"><text:s/></text:span><text:span text:style-name="T22_41">gerar</text:span><text:span text:style-name="T22_42"><text:s/></text:span><text:span text:style-name="T22_43">um</text:span><text:span text:style-name="T22_44"><text:s/></text:span><text:span text:style-name="T22_45">campo</text:span><text:span text:style-name="T22_46"><text:s/></text:span><text:span text:style-name="T22_47">magnético</text:span><text:span text:style-name="T22_48"><text:s/></text:span><text:span text:style-name="T22_49">contrário</text:span><text:span text:style-name="T22_50"><text:s/></text:span><text:span text:style-name="T22_51">aos</text:span><text:span text:style-name="T22_52"><text:s/></text:span><text:span text:style-name="T22_53">seus</text:span><text:span text:style-name="T22_54"><text:s/></text:span><text:span text:style-name="T22_55">vizinhos</text:span><text:span text:style-name="T22_56">.</text:span></text:p>
          <text:list>
            <text:list-item>
              <text:p text:style-name="P23"><text:span text:style-name="T23_1">A</text:span><text:span text:style-name="T23_2"><text:s/></text:span><text:span text:style-name="T23_3">ideia</text:span><text:span text:style-name="T23_4"><text:s/></text:span><text:span text:style-name="T23_5">seria</text:span><text:span text:style-name="T23_6"><text:s/></text:span><text:span text:style-name="T23_7">que</text:span><text:span text:style-name="T23_8"><text:s/></text:span><text:span text:style-name="T23_9">as</text:span><text:span text:style-name="T23_10"><text:s/></text:span><text:span text:style-name="T23_11">interferências</text:span><text:span text:style-name="T23_12"><text:s/></text:span><text:span text:style-name="T23_13">se</text:span><text:span text:style-name="T23_14"><text:s/></text:span><text:span text:style-name="T23_15">anulariam</text:span><text:span text:style-name="T23_16"><text:s/></text:span><text:span text:style-name="T23_17">com</text:span><text:span text:style-name="T23_18"><text:s/></text:span><text:span text:style-name="T23_19">a</text:span><text:span text:style-name="T23_20"><text:s/></text:span><text:span text:style-name="T23_21">utilização</text:span><text:span text:style-name="T23_22"><text:s/></text:span><text:span text:style-name="T23_23">dessa</text:span><text:span text:style-name="T23_24"><text:s/></text:span><text:span text:style-name="T23_25">abordagem</text:span><text:span text:style-name="T23_26">.</text:span></text:p>
            </text:list-item>
          </text:list>
        </text:list-item>
        <text:list-item>
          <text:p text:style-name="P24"><text:span text:style-name="T24_1">Outra</text:span><text:span text:style-name="T24_2"><text:s/></text:span><text:span text:style-name="T24_3">ideia</text:span><text:span text:style-name="T24_4"><text:s/></text:span><text:span text:style-name="T24_5">apresentada</text:span><text:span text:style-name="T24_6"><text:s/></text:span><text:span text:style-name="T24_7">foi</text:span><text:span text:style-name="T24_8"><text:s/></text:span><text:span text:style-name="T24_9">a</text:span><text:span text:style-name="T24_10"><text:s/></text:span><text:span text:style-name="T24_11">de</text:span><text:span text:style-name="T24_12"><text:s/></text:span><text:span text:style-name="T24_13">que</text:span><text:span text:style-name="T24_14"><text:s/></text:span><text:span text:style-name="T24_15">a</text:span><text:span text:style-name="T24_16"><text:s/></text:span><text:span text:style-name="T24_17">matriz</text:span><text:span text:style-name="T24_18"><text:s/></text:span><text:span text:style-name="T24_19">poderia</text:span><text:span text:style-name="T24_20"><text:s/></text:span><text:span text:style-name="T24_21">ser</text:span><text:span text:style-name="T24_22"><text:s/></text:span><text:span text:style-name="T24_23">iniciada</text:span><text:span text:style-name="T24_24"><text:s/></text:span><text:span text:style-name="T24_25">completamente</text:span><text:span text:style-name="T24_26"><text:s/></text:span><text:span text:style-name="T24_27">travada</text:span><text:span text:style-name="T24_28"><text:s/></text:span><text:span text:style-name="T24_29">e</text:span><text:span text:style-name="T24_30"><text:s/></text:span><text:span text:style-name="T24_31">os</text:span><text:span text:style-name="T24_32"><text:s/></text:span><text:span text:style-name="T24_33">caracteres</text:span><text:span text:style-name="T24_34"><text:s/></text:span><text:span text:style-name="T24_35">seriam</text:span><text:span text:style-name="T24_36"><text:s/></text:span><text:span text:style-name="T24_37">levantados</text:span><text:span text:style-name="T24_38"><text:s/></text:span><text:span text:style-name="T24_39">em</text:span><text:span text:style-name="T24_40"><text:s/>“</text:span><text:span text:style-name="T24_41">efeito</text:span><text:span text:style-name="T24_42"><text:s/></text:span><text:span text:style-name="T24_43">dominó</text:span><text:span text:style-name="T24_44">”<text:s/></text:span><text:span text:style-name="T24_45">através</text:span><text:span text:style-name="T24_46"><text:s/></text:span><text:span text:style-name="T24_47">de</text:span><text:span text:style-name="T24_48"><text:s/></text:span><text:span text:style-name="T24_49">solenoides</text:span><text:span text:style-name="T24_50">.</text:span></text:p>
          <text:list>
            <text:list-item>
              <text:p text:style-name="P25"><text:span text:style-name="T25_1">A</text:span><text:span text:style-name="T25_2"><text:s/></text:span><text:span text:style-name="T25_3">ideia</text:span><text:span text:style-name="T25_4"><text:s/></text:span><text:span text:style-name="T25_5">mostrou</text:span><text:span text:style-name="T25_6">-</text:span><text:span text:style-name="T25_7">se</text:span><text:span text:style-name="T25_8"><text:s/></text:span><text:span text:style-name="T25_9">promissora</text:span><text:span text:style-name="T25_10"><text:s/></text:span><text:span text:style-name="T25_11">porque</text:span><text:span text:style-name="T25_12"><text:s/></text:span><text:span text:style-name="T25_13">o</text:span><text:span text:style-name="T25_14"><text:s/></text:span><text:span text:style-name="T25_15">equipamento</text:span><text:span text:style-name="T25_16"><text:s/></text:span><text:span text:style-name="T25_17">não</text:span><text:span text:style-name="T25_18"><text:s/></text:span><text:span text:style-name="T25_19">teria</text:span><text:span text:style-name="T25_20"><text:s/></text:span><text:span text:style-name="T25_21">se</text:span><text:span text:style-name="T25_22"><text:s/></text:span><text:span text:style-name="T25_23">preocupar</text:span><text:span text:style-name="T25_24"><text:s/></text:span><text:span text:style-name="T25_25">em</text:span><text:span text:style-name="T25_26"><text:s/></text:span><text:span text:style-name="T25_27">subir</text:span><text:span text:style-name="T25_28"><text:s/></text:span><text:span text:style-name="T25_29">um</text:span><text:span text:style-name="T25_30"><text:s/></text:span><text:span text:style-name="T25_31">número</text:span><text:span text:style-name="T25_32"><text:s/></text:span><text:span text:style-name="T25_33">muito</text:span><text:span text:style-name="T25_34"><text:s/></text:span><text:span text:style-name="T25_35">grande</text:span><text:span text:style-name="T25_36"><text:s/></text:span><text:span text:style-name="T25_37">de</text:span><text:span text:style-name="T25_38"><text:s/></text:span><text:span text:style-name="T25_39">pinos</text:span><text:span text:style-name="T25_40"><text:s/></text:span><text:span text:style-name="T25_41">de</text:span><text:span text:style-name="T25_42"><text:s/></text:span><text:span text:style-name="T25_43">uma</text:span><text:span text:style-name="T25_44"><text:s/></text:span><text:span text:style-name="T25_45">vez</text:span><text:span text:style-name="T25_46"><text:s/></text:span><text:span text:style-name="T25_47">só</text:span><text:span text:style-name="T25_48">.</text:span></text:p>
            </text:list-item>
            <text:list-item>
              <text:p text:style-name="P26"><text:span text:style-name="T26_1">A</text:span><text:span text:style-name="T26_2"><text:s/></text:span><text:span text:style-name="T26_3">partir</text:span><text:span text:style-name="T26_4"><text:s/></text:span><text:span text:style-name="T26_5">desta</text:span><text:span text:style-name="T26_6"><text:s/></text:span><text:span text:style-name="T26_7">ideia</text:span><text:span text:style-name="T26_8"><text:s/></text:span><text:span text:style-name="T26_9">surgiu</text:span><text:span text:style-name="T26_10"><text:s/></text:span><text:span text:style-name="T26_11">outra</text:span><text:span text:style-name="T26_12"><text:s/></text:span><text:span text:style-name="T26_13">que</text:span><text:span text:style-name="T26_14"><text:s/></text:span><text:span text:style-name="T26_15">foi</text:span><text:span text:style-name="T26_16"><text:s/></text:span><text:span text:style-name="T26_17">a</text:span><text:span text:style-name="T26_18"><text:s/></text:span><text:span text:style-name="T26_19">que</text:span><text:span text:style-name="T26_20"><text:s/></text:span><text:span text:style-name="T26_21">os</text:span><text:span text:style-name="T26_22"><text:s/></text:span><text:span text:style-name="T26_23">pinos</text:span><text:span text:style-name="T26_24"><text:s/></text:span><text:span text:style-name="T26_25">não</text:span><text:span text:style-name="T26_26"><text:s/></text:span><text:span text:style-name="T26_27">precisariam</text:span><text:span text:style-name="T26_28"><text:s/></text:span><text:span text:style-name="T26_29">ser</text:span><text:span text:style-name="T26_30"><text:s/></text:span><text:span text:style-name="T26_31">supridos</text:span><text:span text:style-name="T26_32"><text:s/></text:span><text:span text:style-name="T26_33">com</text:span><text:span text:style-name="T26_34"><text:s/></text:span><text:span text:style-name="T26_35">energia</text:span><text:span text:style-name="T26_36"><text:s/></text:span><text:span text:style-name="T26_37">continuamente</text:span><text:span text:style-name="T26_38"><text:s/></text:span><text:span text:style-name="T26_39">se</text:span><text:span text:style-name="T26_40"><text:s/></text:span><text:span text:style-name="T26_41">um</text:span><text:span text:style-name="T26_42"><text:s/>“</text:span><text:span text:style-name="T26_43">tapete</text:span><text:span text:style-name="T26_44">”<text:s/></text:span><text:span text:style-name="T26_45">os</text:span><text:span text:style-name="T26_46"><text:s/></text:span><text:span text:style-name="T26_47">mantivesse</text:span><text:span text:style-name="T26_48"><text:s/></text:span><text:span text:style-name="T26_49">no</text:span><text:span text:style-name="T26_50"><text:s/></text:span><text:span text:style-name="T26_51">lugar</text:span><text:span text:style-name="T26_52"><text:s/></text:span><text:span text:style-name="T26_53">depois</text:span><text:span text:style-name="T26_54"><text:s/></text:span><text:span text:style-name="T26_55">que</text:span><text:span text:style-name="T26_56"><text:s/></text:span><text:span text:style-name="T26_57">eles</text:span><text:span text:style-name="T26_58"><text:s/></text:span><text:span text:style-name="T26_59">subissem</text:span><text:span text:style-name="T26_60">.<text:s/></text:span><text:span text:style-name="T26_61">Esta</text:span><text:span text:style-name="T26_62"><text:s/></text:span><text:span text:style-name="T26_63">ideia</text:span><text:span text:style-name="T26_64"><text:s/></text:span><text:span text:style-name="T26_65">resolveria</text:span><text:span text:style-name="T26_66"><text:s/></text:span><text:span text:style-name="T26_67">o</text:span><text:span text:style-name="T26_68"><text:s/></text:span><text:span text:style-name="T26_69">problema</text:span><text:span text:style-name="T26_70"><text:s/></text:span><text:span text:style-name="T26_71">de</text:span><text:span text:style-name="T26_72"><text:s/></text:span><text:span text:style-name="T26_73">superaquecimento</text:span><text:span text:style-name="T26_74"><text:s/></text:span><text:span text:style-name="T26_75">e</text:span><text:span text:style-name="T26_76"><text:s/></text:span><text:span text:style-name="T26_77">diminuiriam</text:span><text:span text:style-name="T26_78"><text:s/></text:span><text:span text:style-name="T26_79">consideravelmente</text:span><text:span text:style-name="T26_80"><text:s/></text:span><text:span text:style-name="T26_81">o</text:span><text:span text:style-name="T26_82"><text:s/></text:span><text:span text:style-name="T26_83">problema</text:span><text:span text:style-name="T26_84"><text:s/></text:span><text:span text:style-name="T26_85">de</text:span><text:span text:style-name="T26_86"><text:s/></text:span><text:span text:style-name="T26_87">interferência</text:span><text:span text:style-name="T26_88"><text:s/></text:span><text:span text:style-name="T26_89">magnética</text:span><text:span text:style-name="T26_90">,<text:s/></text:span><text:span text:style-name="T26_91">uma</text:span><text:span text:style-name="T26_92"><text:s/></text:span><text:span text:style-name="T26_93">vez</text:span><text:span text:style-name="T26_94"><text:s/></text:span><text:span text:style-name="T26_95">que</text:span><text:span text:style-name="T26_96"><text:s/></text:span><text:span text:style-name="T26_97">apenas</text:span><text:span text:style-name="T26_98"><text:s/></text:span><text:span text:style-name="T26_99">seis</text:span><text:span text:style-name="T26_100"><text:s/></text:span><text:span text:style-name="T26_101">solenoides</text:span><text:span text:style-name="T26_102"><text:s/></text:span><text:span text:style-name="T26_103">estariam</text:span><text:span text:style-name="T26_104"><text:s/></text:span><text:span text:style-name="T26_105">funcionando</text:span><text:span text:style-name="T26_106"><text:s/></text:span><text:span text:style-name="T26_107">de</text:span><text:span text:style-name="T26_108"><text:s/></text:span><text:span text:style-name="T26_109">cada</text:span><text:span text:style-name="T26_110"><text:s/></text:span><text:span text:style-name="T26_111">vez</text:span><text:span text:style-name="T26_112">.</text:span></text:p>
            </text:list-item>
          </text:list>
        </text:list-item>
        <text:list-item>
          <text:p text:style-name="P27"><text:span text:style-name="T27_1">Com</text:span><text:span text:style-name="T27_2"><text:s/></text:span><text:span text:style-name="T27_3">a</text:span><text:span text:style-name="T27_4"><text:s/></text:span><text:span text:style-name="T27_5">ideia</text:span><text:span text:style-name="T27_6"><text:s/></text:span><text:span text:style-name="T27_7">de</text:span><text:span text:style-name="T27_8"><text:s/></text:span><text:span text:style-name="T27_9">fazer</text:span><text:span text:style-name="T27_10"><text:s/></text:span><text:span text:style-name="T27_11">a</text:span><text:span text:style-name="T27_12"><text:s/></text:span><text:span text:style-name="T27_13">placa</text:span><text:span text:style-name="T27_14"><text:s/>“</text:span><text:span text:style-name="T27_15">travada</text:span><text:span text:style-name="T27_16">”<text:s/></text:span><text:span text:style-name="T27_17">e</text:span><text:span text:style-name="T27_18"><text:s/></text:span><text:span text:style-name="T27_19">um</text:span><text:span text:style-name="T27_20"><text:s/>“</text:span><text:span text:style-name="T27_21">tapete</text:span><text:span text:style-name="T27_22">”<text:s/></text:span><text:span text:style-name="T27_23">mantendo</text:span><text:span text:style-name="T27_24"><text:s/></text:span><text:span text:style-name="T27_25">os</text:span><text:span text:style-name="T27_26"><text:s/></text:span><text:span text:style-name="T27_27">pinos</text:span><text:span text:style-name="T27_28"><text:s/></text:span><text:span text:style-name="T27_29">em</text:span><text:span text:style-name="T27_30"><text:s/></text:span><text:span text:style-name="T27_31">seus</text:span><text:span text:style-name="T27_32"><text:s/></text:span><text:span text:style-name="T27_33">devidos</text:span><text:span text:style-name="T27_34"><text:s/></text:span><text:span text:style-name="T27_35">estados</text:span><text:span text:style-name="T27_36">,<text:s/></text:span><text:span text:style-name="T27_37">as</text:span><text:span text:style-name="T27_38"><text:s/></text:span><text:span text:style-name="T27_39">discussões</text:span><text:span text:style-name="T27_40"><text:s/></text:span><text:span text:style-name="T27_41">passaram</text:span><text:span text:style-name="T27_42"><text:s/></text:span><text:span text:style-name="T27_43">a</text:span><text:span text:style-name="T27_44"><text:s/></text:span><text:span text:style-name="T27_45">ser</text:span><text:span text:style-name="T27_46"><text:s/></text:span><text:span text:style-name="T27_47">sobre</text:span><text:span text:style-name="T27_48"><text:s/></text:span><text:span text:style-name="T27_49">o</text:span><text:span text:style-name="T27_50"><text:s/></text:span><text:span text:style-name="T27_51">funcionamento</text:span><text:span text:style-name="T27_52"><text:s/></text:span><text:span text:style-name="T27_53">dos</text:span><text:span text:style-name="T27_54"><text:s/></text:span><text:span text:style-name="T27_55">solenoides</text:span><text:span text:style-name="T27_56">.</text:span></text:p>
          <text:list>
            <text:list-item>
              <text:p text:style-name="P28"><text:span text:style-name="T28_1">Os</text:span><text:span text:style-name="T28_2"><text:s/></text:span><text:span text:style-name="T28_3">testes</text:span><text:span text:style-name="T28_4"><text:s/></text:span><text:span text:style-name="T28_5">iniciais</text:span><text:span text:style-name="T28_6"><text:s/></text:span><text:span text:style-name="T28_7">serão</text:span><text:span text:style-name="T28_8"><text:s/></text:span><text:span text:style-name="T28_9">feitos</text:span><text:span text:style-name="T28_10"><text:s/></text:span><text:span text:style-name="T28_11">com</text:span><text:span text:style-name="T28_12"><text:s/></text:span><text:span text:style-name="T28_13">solenoides</text:span><text:span text:style-name="T28_14"><text:s/></text:span><text:span text:style-name="T28_15">grandes</text:span><text:span text:style-name="T28_16"><text:s/></text:span><text:span text:style-name="T28_17">para</text:span><text:span text:style-name="T28_18"><text:s/></text:span><text:span text:style-name="T28_19">que</text:span><text:span text:style-name="T28_20"><text:s/></text:span><text:span text:style-name="T28_21">seu</text:span><text:span text:style-name="T28_22"><text:s/></text:span><text:span text:style-name="T28_23">funcionamento</text:span><text:span text:style-name="T28_24"><text:s/></text:span><text:span text:style-name="T28_25">possa</text:span><text:span text:style-name="T28_26"><text:s/></text:span><text:span text:style-name="T28_27">ser</text:span><text:span text:style-name="T28_28"><text:s/></text:span><text:span text:style-name="T28_29">compreendido</text:span><text:span text:style-name="T28_30">.</text:span></text:p>
            </text:list-item>
            <text:list-item>
              <text:p text:style-name="P29"><text:span text:style-name="T29_1">Para</text:span><text:span text:style-name="T29_2"><text:s/></text:span><text:span text:style-name="T29_3">fazer</text:span><text:span text:style-name="T29_4"><text:s/></text:span><text:span text:style-name="T29_5">o</text:span><text:span text:style-name="T29_6"><text:s/></text:span><text:span text:style-name="T29_7">controle</text:span><text:span text:style-name="T29_8"><text:s/></text:span><text:span text:style-name="T29_9">dos</text:span><text:span text:style-name="T29_10"><text:s/></text:span><text:span text:style-name="T29_11">solenoides</text:span><text:span text:style-name="T29_12"><text:s/></text:span><text:span text:style-name="T29_13">pensou</text:span><text:span text:style-name="T29_14">-</text:span><text:span text:style-name="T29_15">se</text:span><text:span text:style-name="T29_16"><text:s/></text:span><text:span text:style-name="T29_17">em</text:span><text:span text:style-name="T29_18"><text:s/></text:span><text:span text:style-name="T29_19">utilizar</text:span><text:span text:style-name="T29_20"><text:s/></text:span><text:span text:style-name="T29_21">o</text:span><text:span text:style-name="T29_22"><text:s/></text:span><text:span text:style-name="T29_23">Arduíno</text:span><text:span text:style-name="T29_24"><text:s/></text:span><text:span text:style-name="T29_25">uma</text:span><text:span text:style-name="T29_26"><text:s/></text:span><text:span text:style-name="T29_27">vez</text:span><text:span text:style-name="T29_28"><text:s/></text:span><text:span text:style-name="T29_29">que</text:span><text:span text:style-name="T29_30"><text:s/></text:span><text:span text:style-name="T29_31">ele</text:span><text:span text:style-name="T29_32"><text:s/></text:span><text:span text:style-name="T29_33">pode</text:span><text:span text:style-name="T29_34"><text:s/></text:span><text:span text:style-name="T29_35">apresentar</text:span><text:span text:style-name="T29_36"><text:s/></text:span><text:span text:style-name="T29_37">uma</text:span><text:span text:style-name="T29_38"><text:s/></text:span><text:span text:style-name="T29_39">voltagem</text:span><text:span text:style-name="T29_40"><text:s/></text:span><text:span text:style-name="T29_41">de</text:span><text:span text:style-name="T29_42"><text:s/></text:span><text:span text:style-name="T29_43">até</text:span><text:span text:style-name="T29_44"><text:s/>20</text:span><text:span text:style-name="T29_45">V</text:span><text:span text:style-name="T29_46"><text:s/></text:span><text:span text:style-name="T29_47">e</text:span><text:span text:style-name="T29_48"><text:s/></text:span><text:span text:style-name="T29_49">um</text:span><text:span text:style-name="T29_50"><text:s/></text:span><text:span text:style-name="T29_51">solenoide</text:span><text:span text:style-name="T29_52"><text:s/></text:span><text:span text:style-name="T29_53">pequeno</text:span><text:span text:style-name="T29_54"><text:s/></text:span><text:span text:style-name="T29_55">pesquisado</text:span><text:span text:style-name="T29_56"><text:s/></text:span><text:span text:style-name="T29_57">durante</text:span><text:span text:style-name="T29_58"><text:s/></text:span><text:span text:style-name="T29_59">a</text:span><text:span text:style-name="T29_60"><text:s/></text:span><text:span text:style-name="T29_61">reunião</text:span><text:span text:style-name="T29_62"><text:s/></text:span><text:span text:style-name="T29_63">precisa</text:span><text:span text:style-name="T29_64"><text:s/></text:span><text:span text:style-name="T29_65">de</text:span><text:span text:style-name="T29_66"><text:s/>5</text:span><text:span text:style-name="T29_67">V</text:span><text:span text:style-name="T29_68">.</text:span></text:p>
              <text:list>
                <text:list-item>
                  <text:p text:style-name="P30"><text:span text:style-name="T30_1">Primeiro</text:span><text:span text:style-name="T30_2"><text:s/></text:span><text:span text:style-name="T30_3">houve</text:span><text:span text:style-name="T30_4"><text:s/></text:span><text:span text:style-name="T30_5">uma</text:span><text:span text:style-name="T30_6"><text:s/></text:span><text:span text:style-name="T30_7">discussão</text:span><text:span text:style-name="T30_8"><text:s/></text:span><text:span text:style-name="T30_9">de</text:span><text:span text:style-name="T30_10"><text:s/></text:span><text:span text:style-name="T30_11">que</text:span><text:span text:style-name="T30_12"><text:s/></text:span><text:span text:style-name="T30_13">o</text:span><text:span text:style-name="T30_14"><text:s/></text:span><text:span text:style-name="T30_15">Arduíno</text:span><text:span text:style-name="T30_16"><text:s/></text:span><text:span text:style-name="T30_17">talvez</text:span><text:span text:style-name="T30_18"><text:s/></text:span><text:span text:style-name="T30_19">não</text:span><text:span text:style-name="T30_20"><text:s/></text:span><text:span text:style-name="T30_21">conseguisse</text:span><text:span text:style-name="T30_22"><text:s/></text:span><text:span text:style-name="T30_23">fornecer</text:span><text:span text:style-name="T30_24"><text:s/></text:span><text:span text:style-name="T30_25">a</text:span><text:span text:style-name="T30_26"><text:s/></text:span><text:span text:style-name="T30_27">tensão</text:span><text:span text:style-name="T30_28"><text:s/></text:span><text:span text:style-name="T30_29">desejada</text:span><text:span text:style-name="T30_30"><text:s/></text:span><text:span text:style-name="T30_31">e</text:span><text:span text:style-name="T30_32">,<text:s/></text:span><text:span text:style-name="T30_33">por</text:span><text:span text:style-name="T30_34"><text:s/></text:span><text:span text:style-name="T30_35">isso</text:span><text:span text:style-name="T30_36">,<text:s/></text:span><text:span text:style-name="T30_37">outros</text:span><text:span text:style-name="T30_38"><text:s/></text:span><text:span text:style-name="T30_39">métodos</text:span><text:span text:style-name="T30_40"><text:s/></text:span><text:span text:style-name="T30_41">foram</text:span><text:span text:style-name="T30_42"><text:s/>(</text:span><text:span text:style-name="T30_43">e</text:span><text:span text:style-name="T30_44"><text:s/></text:span><text:span text:style-name="T30_45">ainda</text:span><text:span text:style-name="T30_46"><text:s/></text:span><text:span text:style-name="T30_47">estão</text:span><text:span text:style-name="T30_48"><text:s/></text:span><text:span text:style-name="T30_49">passíveis</text:span><text:span text:style-name="T30_50"><text:s/></text:span><text:span text:style-name="T30_51">de</text:span><text:span text:style-name="T30_52"><text:s/></text:span><text:span text:style-name="T30_53">serem</text:span><text:span text:style-name="T30_54">)<text:s/></text:span><text:span text:style-name="T30_55">considerados</text:span><text:span text:style-name="T30_56">.</text:span></text:p>
                </text:list-item>
              </text:list>
            </text:list-item>
            <text:list-item>
              <text:p text:style-name="P31"><text:span text:style-name="T31_1">Para</text:span><text:span text:style-name="T31_2"><text:s/></text:span><text:span text:style-name="T31_3">o</text:span><text:span text:style-name="T31_4"><text:s/></text:span><text:span text:style-name="T31_5">caso</text:span><text:span text:style-name="T31_6"><text:s/></text:span><text:span text:style-name="T31_7">de</text:span><text:span text:style-name="T31_8"><text:s/></text:span><text:span text:style-name="T31_9">problema</text:span><text:span text:style-name="T31_10"><text:s/></text:span><text:span text:style-name="T31_11">com</text:span><text:span text:style-name="T31_12"><text:s/></text:span><text:span text:style-name="T31_13">o</text:span><text:span text:style-name="T31_14"><text:s/></text:span><text:span text:style-name="T31_15">valor</text:span><text:span text:style-name="T31_16"><text:s/></text:span><text:span text:style-name="T31_17">elevado</text:span><text:span text:style-name="T31_18"><text:s/></text:span><text:span text:style-name="T31_19">de</text:span><text:span text:style-name="T31_20"><text:s/></text:span><text:span text:style-name="T31_21">voltagem</text:span><text:span text:style-name="T31_22"><text:s/></text:span><text:span text:style-name="T31_23">ajustes</text:span><text:span text:style-name="T31_24"><text:s/></text:span><text:span text:style-name="T31_25">podem</text:span><text:span text:style-name="T31_26"><text:s/></text:span><text:span text:style-name="T31_27">ser</text:span><text:span text:style-name="T31_28"><text:s/></text:span><text:span text:style-name="T31_29">necessários</text:span><text:span text:style-name="T31_30">.</text:span></text:p>
            </text:list-item>
          </text:list>
        </text:list-item>
        <text:list-item>
          <text:p text:style-name="P32"><text:span text:style-name="T32_1">Ao</text:span><text:span text:style-name="T32_2"><text:s/></text:span><text:span text:style-name="T32_3">final</text:span><text:span text:style-name="T32_4"><text:s/></text:span><text:span text:style-name="T32_5">da</text:span><text:span text:style-name="T32_6"><text:s/></text:span><text:span text:style-name="T32_7">reunião</text:span><text:span text:style-name="T32_8"><text:s/></text:span><text:span text:style-name="T32_9">todos</text:span><text:span text:style-name="T32_10"><text:s/></text:span><text:span text:style-name="T32_11">concordaram</text:span><text:span text:style-name="T32_12"><text:s/></text:span><text:span text:style-name="T32_13">em</text:span><text:span text:style-name="T32_14"><text:s/></text:span><text:span text:style-name="T32_15">remarcar</text:span><text:span text:style-name="T32_16"><text:s/></text:span><text:span text:style-name="T32_17">uma</text:span><text:span text:style-name="T32_18"><text:s/></text:span><text:span text:style-name="T32_19">nova</text:span><text:span text:style-name="T32_20"><text:s/></text:span><text:span text:style-name="T32_21">reunião</text:span><text:span text:style-name="T32_22"><text:s/></text:span><text:span text:style-name="T32_23">para</text:span><text:span text:style-name="T32_24"><text:s/></text:span><text:span text:style-name="T32_25">o</text:span><text:span text:style-name="T32_26"><text:s/></text:span><text:span text:style-name="T32_27">dia</text:span><text:span text:style-name="T32_28"><text:s/>20<text:s/></text:span><text:span text:style-name="T32_29">de</text:span><text:span text:style-name="T32_30"><text:s/></text:span><text:span text:style-name="T32_31">novembro</text:span><text:span text:style-name="T32_32"><text:s/></text:span><text:span text:style-name="T32_33">para</text:span><text:span text:style-name="T32_34"><text:s/></text:span><text:span text:style-name="T32_35">o</text:span><text:span text:style-name="T32_36"><text:s/></text:span><text:span text:style-name="T32_37">primeiro</text:span><text:span text:style-name="T32_38"><text:s/></text:span><text:span text:style-name="T32_39">teste</text:span><text:span text:style-name="T32_40"><text:s/></text:span><text:span text:style-name="T32_41">com</text:span><text:span text:style-name="T32_42"><text:s/></text:span><text:span text:style-name="T32_43">solenoide</text:span></text:p>
          <text:list>
            <text:list-item>
              <text:p text:style-name="P33"><text:span text:style-name="T33_1">Neste</text:span><text:span text:style-name="T33_2"><text:s/></text:span><text:span text:style-name="T33_3">meio</text:span><text:span text:style-name="T33_4"><text:s/></text:span><text:span text:style-name="T33_5">tempo</text:span><text:span text:style-name="T33_6"><text:s/></text:span><text:span text:style-name="T33_7">todos</text:span><text:span text:style-name="T33_8"><text:s/></text:span><text:span text:style-name="T33_9">se</text:span><text:span text:style-name="T33_10"><text:s/></text:span><text:span text:style-name="T33_11">dispuseram</text:span><text:span text:style-name="T33_12"><text:s/></text:span><text:span text:style-name="T33_13">a</text:span><text:span text:style-name="T33_14">:</text:span></text:p>
              <text:list>
                <text:list-item>
                  <text:p text:style-name="P34"><text:span text:style-name="T34_1">Pesquisar</text:span><text:span text:style-name="T34_2"><text:s/></text:span><text:span text:style-name="T34_3">aquilo</text:span><text:span text:style-name="T34_4"><text:s/></text:span><text:span text:style-name="T34_5">que</text:span><text:span text:style-name="T34_6"><text:s/></text:span><text:span text:style-name="T34_7">fosse</text:span><text:span text:style-name="T34_8"><text:s/></text:span><text:span text:style-name="T34_9">necessário</text:span><text:span text:style-name="T34_10"><text:s/></text:span><text:span text:style-name="T34_11">para</text:span><text:span text:style-name="T34_12"><text:s/></text:span><text:span text:style-name="T34_13">o</text:span><text:span text:style-name="T34_14"><text:s/></text:span><text:span text:style-name="T34_15">funcionamento</text:span><text:span text:style-name="T34_16"><text:s/></text:span><text:span text:style-name="T34_17">do</text:span><text:span text:style-name="T34_18"><text:s/></text:span><text:span text:style-name="T34_19">teste</text:span><text:span text:style-name="T34_20"><text:s/>(</text:span><text:span text:style-name="T34_21">funcionamento</text:span><text:span text:style-name="T34_22"><text:s/></text:span><text:span text:style-name="T34_23">do</text:span><text:span text:style-name="T34_24"><text:s/></text:span><text:span text:style-name="T34_25">solenoide</text:span><text:span text:style-name="T34_26">,<text:s/></text:span><text:span text:style-name="T34_27">pesquisa</text:span><text:span text:style-name="T34_28"><text:s/></text:span><text:span text:style-name="T34_29">de</text:span><text:span text:style-name="T34_30"><text:s/></text:span><text:span text:style-name="T34_31">preço</text:span><text:span text:style-name="T34_32"><text:s/></text:span><text:span text:style-name="T34_33">dos</text:span><text:span text:style-name="T34_34"><text:s/></text:span><text:span text:style-name="T34_35">materiais</text:span><text:span text:style-name="T34_36">,<text:s/></text:span><text:span text:style-name="T34_37">elaboração</text:span><text:span text:style-name="T34_38"><text:s/></text:span><text:span text:style-name="T34_39">do</text:span><text:span text:style-name="T34_40"><text:s/></text:span><text:span text:style-name="T34_41">primeiro</text:span><text:span text:style-name="T34_42"><text:s/></text:span><text:span text:style-name="T34_43">protótipo</text:span><text:span text:style-name="T34_44"><text:s/></text:span><text:span text:style-name="T34_45">de</text:span><text:span text:style-name="T34_46"><text:s/></text:span><text:span text:style-name="T34_47">um</text:span><text:span text:style-name="T34_48"><text:s/></text:span><text:span text:style-name="T34_49">caractere</text:span><text:span text:style-name="T34_50">...)</text:span></text:p>
                </text:list-item>
                <text:list-item>
                  <text:p text:style-name="P35"><text:span text:style-name="T35_1">Verificar</text:span><text:span text:style-name="T35_2"><text:s/></text:span><text:span text:style-name="T35_3">a</text:span><text:span text:style-name="T35_4"><text:s/></text:span><text:span text:style-name="T35_5">possibilidade</text:span><text:span text:style-name="T35_6"><text:s/></text:span><text:span text:style-name="T35_7">de</text:span><text:span text:style-name="T35_8"><text:s/></text:span><text:span text:style-name="T35_9">conseguir</text:span><text:span text:style-name="T35_10"><text:s/></text:span><text:span text:style-name="T35_11">os</text:span><text:span text:style-name="T35_12"><text:s/></text:span><text:span text:style-name="T35_13">materiais</text:span><text:span text:style-name="T35_14"><text:s/></text:span><text:span text:style-name="T35_15">necessários</text:span><text:span text:style-name="T35_16"><text:s/></text:span><text:span text:style-name="T35_17">no</text:span><text:span text:style-name="T35_18"><text:s/></text:span><text:span text:style-name="T35_19">laboratório</text:span><text:span text:style-name="T35_20"><text:s/></text:span><text:span text:style-name="T35_21">do</text:span><text:span text:style-name="T35_22"><text:s/></text:span><text:span text:style-name="T35_23">LARA</text:span><text:span text:style-name="T35_24"><text:s/></text:span><text:span text:style-name="T35_25">ou</text:span><text:span text:style-name="T35_26"><text:s/></text:span><text:span text:style-name="T35_27">no</text:span><text:span text:style-name="T35_28"><text:s/></text:span><text:span text:style-name="T35_29">SG</text:span><text:span text:style-name="T35_30">-11</text:span></text:p>
                </text:list-item>
                <text:list-item>
                  <text:p text:style-name="P36"><text:span text:style-name="T36_1">O</text:span><text:span text:style-name="T36_2"><text:s/></text:span><text:span text:style-name="T36_3">grupo</text:span><text:span text:style-name="T36_4"><text:s/></text:span><text:span text:style-name="T36_5">do</text:span><text:span text:style-name="T36_6"><text:s/></text:span><text:span text:style-name="T36_7">software</text:span><text:span text:style-name="T36_8"><text:s/></text:span><text:span text:style-name="T36_9">ficou</text:span><text:span text:style-name="T36_10"><text:s/></text:span><text:span text:style-name="T36_11">responsável</text:span><text:span text:style-name="T36_12"><text:s/></text:span><text:span text:style-name="T36_13">por</text:span><text:span text:style-name="T36_14"><text:s/></text:span><text:span text:style-name="T36_15">montar</text:span><text:span text:style-name="T36_16"><text:s/></text:span><text:span text:style-name="T36_17">a</text:span><text:span text:style-name="T36_18"><text:s/></text:span><text:span text:style-name="T36_19">tabela</text:span><text:span text:style-name="T36_20"><text:s/></text:span><text:span text:style-name="T36_21">de</text:span><text:span text:style-name="T36_22"><text:s/></text:span><text:span text:style-name="T36_23">transcrição</text:span><text:span text:style-name="T36_24"><text:s/></text:span><text:span text:style-name="T36_25">do</text:span><text:span text:style-name="T36_26"><text:s/></text:span><text:span text:style-name="T36_27">texto</text:span><text:span text:style-name="T36_28"><text:s/>(</text:span><text:span text:style-name="T36_29">ASCII</text:span><text:span text:style-name="T36_30">)<text:s/></text:span><text:span text:style-name="T36_31">para</text:span><text:span text:style-name="T36_32"><text:s/></text:span><text:span text:style-name="T36_33">Braile</text:span><text:span text:style-name="T36_34"><text:s/>(</text:span><text:span text:style-name="T36_35">e</text:span><text:span text:style-name="T36_36"><text:s/></text:span><text:span text:style-name="T36_37">talvez</text:span><text:span text:style-name="T36_38"><text:s/></text:span><text:span text:style-name="T36_39">um</text:span><text:span text:style-name="T36_40"><text:s/></text:span><text:span text:style-name="T36_41">pequeno</text:span><text:span text:style-name="T36_42"><text:s/></text:span><text:span text:style-name="T36_43">teste</text:span><text:span text:style-name="T36_44"><text:s/></text:span><text:span text:style-name="T36_45">com</text:span><text:span text:style-name="T36_46"><text:s/></text:span><text:span text:style-name="T36_47">LEDs</text:span><text:span text:style-name="T36_48"><text:s/></text:span><text:span text:style-name="T36_49">ao</text:span><text:span text:style-name="T36_50"><text:s/></text:span><text:span text:style-name="T36_51">invés</text:span><text:span text:style-name="T36_52"><text:s/></text:span><text:span text:style-name="T36_53">de</text:span><text:span text:style-name="T36_54"><text:s/></text:span><text:span text:style-name="T36_55">solenoides</text:span><text:span text:style-name="T36_56"><text:s/></text:span><text:span text:style-name="T36_57">para</text:span><text:span text:style-name="T36_58"><text:s/></text:span><text:span text:style-name="T36_59">verificar</text:span><text:span text:style-name="T36_60"><text:s/></text:span><text:span text:style-name="T36_61">a</text:span><text:span text:style-name="T36_62"><text:s/></text:span><text:span text:style-name="T36_63">transcrição</text:span><text:span text:style-name="T36_64">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style:font-name="Arial" style:font-name-asian="Arial" style:font-name-complex="Arial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3cm" fo:padding-right="0cm" fo:margin-right="3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